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style:text-underline-style="solid" style:text-underline-width="auto" style:text-underline-color="font-color" fo:font-weight="bold"/>
    </style:style>
    <style:style style:name="T6" style:family="text">
      <style:text-properties style:font-name="Verdana1" fo:font-size="14pt"/>
    </style:style>
    <style:style style:name="T7" style:family="text">
      <style:text-properties style:font-name="Verdana1" fo:font-size="14pt" fo:font-weight="bold" style:font-weight-asian="bold" style:font-weight-complex="bold"/>
    </style:style>
    <style:style style:name="T8" style:family="text">
      <style:text-properties style:font-name="Verdana1" fo:font-size="18pt" fo:font-weight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80"/>
    </style:style>
    <style:style style:name="T12" style:family="text">
      <style:text-properties fo:color="#000080" style:font-name="Verdana1" fo:font-size="36pt" fo:font-weight="bold"/>
    </style:style>
    <style:style style:name="T13" style:family="text">
      <style:text-properties fo:color="#000080" style:font-name="Verdana1" fo:font-size="16pt" fo:font-weight="bold"/>
    </style:style>
    <style:style style:name="T14" style:family="text">
      <style:text-properties fo:color="#000080" style:font-name="Verdana1" fo:font-size="14pt"/>
    </style:style>
    <style:style style:name="T15" style:family="text">
      <style:text-properties fo:color="#000080" style:font-name="Verdana1" fo:font-size="14pt" fo:font-weight="bold"/>
    </style:style>
    <style:style style:name="T16" style:family="text">
      <style:text-properties fo:color="#000080" style:font-name="Comic Sans MS" fo:font-size="14pt" style:text-underline-style="solid" style:text-underline-width="auto" style:text-underline-color="font-color"/>
    </style:style>
    <style:style style:name="T17" style:family="text">
      <style:text-properties fo:color="#000080" fo:background-color="#ffff00"/>
    </style:style>
    <style:style style:name="T18" style:family="text">
      <style:text-properties fo:color="#000080" style:text-underline-style="solid" style:text-underline-width="auto" style:text-underline-color="font-color"/>
    </style:style>
    <style:style style:name="T19" style:family="text">
      <style:text-properties fo:color="#000080" fo:font-size="16pt" fo:font-weight="bold"/>
    </style:style>
    <style:style style:name="T20" style:family="text">
      <style:text-properties fo:color="#000080" fo:font-size="14pt"/>
    </style:style>
    <style:style style:name="T21" style:family="text">
      <style:text-properties fo:font-size="14pt"/>
    </style:style>
    <style:style style:name="T22" style:family="text">
      <style:text-properties fo:font-size="10pt"/>
    </style:style>
    <style:style style:name="T23" style:family="text">
      <style:text-properties fo:font-size="16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 Peach Tea</text:p>
      <text:p text:style-name="Standard"><text:line-break/>This is a nice frugal way to stretch a 12 oz can of apple juice. With a little help from some tea bags I end up with a gallon of yummy apple peach tea. Here is how I do it.</text:p>
      <text:p text:style-name="Standard"/>
      <text:p text:style-name="Standard">You start with one 12oz can of frozen apple juice concentrate and 3 of your favorite bags of tea. I am using peach tea, but you can use any type you would like.<text:line-break/><text:line-break/>I put a pan of water (2 or 3 cups) on the stove and add my tea bags. I bring the water to a boil and remove it from the stove. I let this sit for about 30 to 40 minutes to get nice and strong.<text:line-break/><text:line-break/>Then I add some sweetener. I am use honey. I add about ¼ to 1/3 cup of honey. You can add sugar if you would like and I would suggest about ½ cup if you do. However if you don’t need your tea super sweet you can skip the sweetener altogether. The apple juice will sweeten it up some too.<text:line-break/><text:line-break/>Then I pour this mixture into a 1 gallon juice container<text:line-break/><text:line-break/>Then I add enough water to bring it to the 2 quart mark on the container<text:line-break/><text:line-break/>Then I add the can of apple juice<text:line-break/><text:line-break/>Finally, fill the container with water up the gallon mark on the container. That is it! Put it in the fridge to get cold and enjoy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22:39.52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3" meta:word-count="243" meta:character-count="1131"/>
  </office:meta>
</office:document-meta>
</file>